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d36" officeooo:paragraph-rsid="00085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pet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37:33.547162596</meta:creation-date>
    <dc:date>2017-01-19T13:38:14.924966709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1.4.2$Linux_X86_64 LibreOffice_project/10m0$Build-2</meta:generator>
  </office:meta>
</office:document-meta>
</file>